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c&quot;;[.A78])" office:value-type="string" office:string-value=" &lt;&lt; m_ui-&gt;s_cI_01">
            <text:p><text:s/>&lt;&lt; m_ui-&gt;s_c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c&quot;;[.A79])" office:value-type="string" office:string-value=" &lt;&lt; m_ui-&gt;s_cI_02">
            <text:p><text:s/>&lt;&lt; m_ui-&gt;s_c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c&quot;;[.A80])" office:value-type="string" office:string-value=" &lt;&lt; m_ui-&gt;s_cI_03">
            <text:p><text:s/>&lt;&lt; m_ui-&gt;s_c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c&quot;;[.A81])" office:value-type="string" office:string-value=" &lt;&lt; m_ui-&gt;s_cI_04">
            <text:p><text:s/>&lt;&lt; m_ui-&gt;s_c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c&quot;;[.A82])" office:value-type="string" office:string-value=" &lt;&lt; m_ui-&gt;s_cI_05">
            <text:p><text:s/>&lt;&lt; m_ui-&gt;s_c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c&quot;;[.A83])" office:value-type="string" office:string-value=" &lt;&lt; m_ui-&gt;s_cI_06">
            <text:p><text:s/>&lt;&lt; m_ui-&gt;s_c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c&quot;;[.A84])" office:value-type="string" office:string-value=" &lt;&lt; m_ui-&gt;s_cI_07">
            <text:p><text:s/>&lt;&lt; m_ui-&gt;s_c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c&quot;;[.A85])" office:value-type="string" office:string-value=" &lt;&lt; m_ui-&gt;s_cI_08">
            <text:p><text:s/>&lt;&lt; m_ui-&gt;s_c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c&quot;;[.A86])" office:value-type="string" office:string-value=" &lt;&lt; m_ui-&gt;s_cI_09">
            <text:p><text:s/>&lt;&lt; m_ui-&gt;s_c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string">
            <text:p>Завдання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string">
            <text:p>Завдання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string">
            <text:p>Завдання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string">
            <text:p>Завдання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string">
            <text:p>Завдання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string">
            <text:p>Завдання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string">
            <text:p>Завдання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string">
            <text:p>Завдання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string">
            <text:p>Завдання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string">
            <text:p>Завдання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string">
            <text:p>Завдання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string">
            <text:p>Завдання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string">
            <text:p>Завдання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string">
            <text:p>Завдання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string">
            <text:p>Завдання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string">
            <text:p>Завдання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string">
            <text:p>Завдання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string">
            <text:p>Завдання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string">
            <text:p>Завдання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3];&quot; smallint default '0',&quot;)" office:value-type="string" office:string-value="ADD Rej_03 smallint default '0',">
            <text:p>ADD Rej_03 smallint default '0',</text:p>
          </table:table-cell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4];&quot; smallint default '0',&quot;)" office:value-type="string" office:string-value="ADD Rej_04 smallint default '0',">
            <text:p>ADD Rej_04 smallint default '0',</text:p>
          </table:table-cell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 office:value-type="string" office:string-value="Rej_04 smallint default '0',">
            <text:p>Rej_04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5];&quot; smallint default '0',&quot;)" office:value-type="string" office:string-value="ADD Rej_06 smallint default '0',">
            <text:p>ADD Rej_06 smallint default '0',</text:p>
          </table:table-cell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6];&quot; smallint default '0',&quot;)" office:value-type="string" office:string-value="ADD Rej_09 smallint default '0',">
            <text:p>ADD Rej_09 smallint default '0',</text:p>
          </table:table-cell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7];&quot; smallint default '0',&quot;)" office:value-type="string" office:string-value="ADD Rej_18 smallint default '0',">
            <text:p>ADD Rej_18 smallint default '0',</text:p>
          </table:table-cell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 office:value-type="string" office:string-value="Rej_18 smallint default '0',">
            <text:p>Rej_18 smallint default '0',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8];&quot; smallint default '0',&quot;)" office:value-type="string" office:string-value="ADD Rej_19 smallint default '0',">
            <text:p>ADD Rej_19 smallint default '0',</text:p>
          </table:table-cell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 office:value-type="string" office:string-value="Rej_19 smallint default '0',">
            <text:p>Rej_19 smallint default '0',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&lt;&lt; ui-&gt;&quot;;[.A409])" office:value-type="string" office:string-value="&lt;&lt; ui-&gt;en_p_01">
            <text:p>&lt;&lt; ui-&gt;en_p_01</text:p>
          </table:table-cell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CONCATENATE(&quot;&lt;&lt; ui-&gt;&quot;;[.A410])" office:value-type="string" office:string-value="&lt;&lt; ui-&gt;en_p_02">
            <text:p>&lt;&lt; ui-&gt;en_p_02</text:p>
          </table:table-cell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formula="of:=CONCATENATE(&quot;&lt;&lt; ui-&gt;&quot;;[.A411])" office:value-type="string" office:string-value="&lt;&lt; ui-&gt;en_p_03">
            <text:p>&lt;&lt; ui-&gt;en_p_03</text:p>
          </table:table-cell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CONCATENATE(&quot;&lt;&lt; ui-&gt;&quot;;[.A412])" office:value-type="string" office:string-value="&lt;&lt; ui-&gt;en_p_04">
            <text:p>&lt;&lt; ui-&gt;en_p_04</text:p>
          </table:table-cell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table:formula="of:=CONCATENATE(&quot;&lt;&lt; ui-&gt;&quot;;[.A413])" office:value-type="string" office:string-value="&lt;&lt; ui-&gt;en_p_05">
            <text:p>&lt;&lt; ui-&gt;en_p_05</text:p>
          </table:table-cell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CONCATENATE(&quot;&lt;&lt; ui-&gt;&quot;;[.A414])" office:value-type="string" office:string-value="&lt;&lt; ui-&gt;en_p_06">
            <text:p>&lt;&lt; ui-&gt;en_p_06</text:p>
          </table:table-cell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table:formula="of:=CONCATENATE(&quot;&lt;&lt; ui-&gt;&quot;;[.A415])" office:value-type="string" office:string-value="&lt;&lt; ui-&gt;en_p_07">
            <text:p>&lt;&lt; ui-&gt;en_p_07</text:p>
          </table:table-cell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6">
            <text:p>88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6])" office:value-type="string" office:string-value="&lt;&lt; ui-&gt;en_p_08">
            <text:p>&lt;&lt; ui-&gt;en_p_08</text:p>
          </table:table-cell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887">
            <text:p>88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7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17];&quot;:=eep_b_r(&quot;;[.I417];&quot;);&quot;)" office:value-type="string" office:string-value="Am_Q_09:=eep_b_r(36);">
            <text:p>Am_Q_09:=eep_b_r(36);</text:p>
          </table:table-cell>
          <table:table-cell table:formula="of:=CONCATENATE(&quot;Res:=eep_b_w(&quot;;[.I417];&quot;,&quot;;[.A417];&quot;);&quot;)" office:value-type="string" office:string-value="Res:=eep_b_w(36,Am_Q_09);">
            <text:p>Res:=eep_b_w(36,Am_Q_09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888">
            <text:p>88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8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18];&quot;:=eep_b_r(&quot;;[.I418];&quot;);&quot;)" office:value-type="string" office:string-value="Am_Q_10:=eep_b_r(37);">
            <text:p>Am_Q_10:=eep_b_r(37);</text:p>
          </table:table-cell>
          <table:table-cell table:formula="of:=CONCATENATE(&quot;Res:=eep_b_w(&quot;;[.I418];&quot;,&quot;;[.A418];&quot;);&quot;)" office:value-type="string" office:string-value="Res:=eep_b_w(37,Am_Q_10);">
            <text:p>Res:=eep_b_w(37,Am_Q_10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889">
            <text:p>88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9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19];&quot;:=eep_b_r(&quot;;[.I419];&quot;);&quot;)" office:value-type="string" office:string-value="Am_M_14:=eep_b_r(38);">
            <text:p>Am_M_14:=eep_b_r(38);</text:p>
          </table:table-cell>
          <table:table-cell table:formula="of:=CONCATENATE(&quot;Res:=eep_b_w(&quot;;[.I419];&quot;,&quot;;[.A419];&quot;);&quot;)" office:value-type="string" office:string-value="Res:=eep_b_w(38,Am_M_14);">
            <text:p>Res:=eep_b_w(38,Am_M_14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890">
            <text:p>89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20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20];&quot;:=eep_b_r(&quot;;[.I420];&quot;);&quot;)" office:value-type="string" office:string-value="Am_M_17:=eep_b_r(39);">
            <text:p>Am_M_17:=eep_b_r(39);</text:p>
          </table:table-cell>
          <table:table-cell table:formula="of:=CONCATENATE(&quot;Res:=eep_b_w(&quot;;[.I420];&quot;,&quot;;[.A420];&quot;);&quot;)" office:value-type="string" office:string-value="Res:=eep_b_w(39,Am_M_17);">
            <text:p>Res:=eep_b_w(39,Am_M_17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1])" office:value-type="string" office:string-value="&lt;&lt; ui-&gt;kr_p_01">
            <text:p>&lt;&lt; ui-&gt;kr_p_01</text:p>
          </table:table-cell>
          <table:table-cell office:value-type="float" office:value="198">
            <text:p>198</text:p>
          </table:table-cell>
          <table:table-cell/>
          <table:table-cell table:formula="of:=CONCATENATE([.A421];&quot;:=eep_n_r(&quot;;[.I421];&quot;);&quot;)" office:value-type="string" office:string-value="kr_p_01:=eep_n_r(198);">
            <text:p>kr_p_01:=eep_n_r(198);</text:p>
          </table:table-cell>
          <table:table-cell table:formula="of:=CONCATENATE(&quot;Res:=eep_n_w(&quot;;[.I421];&quot;,&quot;;[.A421];&quot;);&quot;)" office:value-type="string" office:string-value="Res:=eep_n_w(198,kr_p_01);">
            <text:p>Res:=eep_n_w(198,kr_p_01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2])" office:value-type="string" office:string-value="&lt;&lt; ui-&gt;kr_p_02">
            <text:p>&lt;&lt; ui-&gt;kr_p_02</text:p>
          </table:table-cell>
          <table:table-cell office:value-type="float" office:value="199">
            <text:p>199</text:p>
          </table:table-cell>
          <table:table-cell/>
          <table:table-cell table:formula="of:=CONCATENATE([.A422];&quot;:=eep_n_r(&quot;;[.I422];&quot;);&quot;)" office:value-type="string" office:string-value="kr_p_02:=eep_n_r(199);">
            <text:p>kr_p_02:=eep_n_r(199);</text:p>
          </table:table-cell>
          <table:table-cell table:formula="of:=CONCATENATE(&quot;Res:=eep_n_w(&quot;;[.I422];&quot;,&quot;;[.A422];&quot;);&quot;)" office:value-type="string" office:string-value="Res:=eep_n_w(199,kr_p_02);">
            <text:p>Res:=eep_n_w(199,kr_p_02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3])" office:value-type="string" office:string-value="&lt;&lt; ui-&gt;kr_p_03">
            <text:p>&lt;&lt; ui-&gt;kr_p_03</text:p>
          </table:table-cell>
          <table:table-cell office:value-type="float" office:value="200">
            <text:p>200</text:p>
          </table:table-cell>
          <table:table-cell/>
          <table:table-cell table:formula="of:=CONCATENATE([.A423];&quot;:=eep_n_r(&quot;;[.I423];&quot;);&quot;)" office:value-type="string" office:string-value="kr_p_03:=eep_n_r(200);">
            <text:p>kr_p_03:=eep_n_r(200);</text:p>
          </table:table-cell>
          <table:table-cell table:formula="of:=CONCATENATE(&quot;Res:=eep_n_w(&quot;;[.I423];&quot;,&quot;;[.A423];&quot;);&quot;)" office:value-type="string" office:string-value="Res:=eep_n_w(200,kr_p_03);">
            <text:p>Res:=eep_n_w(200,kr_p_03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4])" office:value-type="string" office:string-value="&lt;&lt; ui-&gt;kr_p_04">
            <text:p>&lt;&lt; ui-&gt;kr_p_04</text:p>
          </table:table-cell>
          <table:table-cell office:value-type="float" office:value="201">
            <text:p>201</text:p>
          </table:table-cell>
          <table:table-cell/>
          <table:table-cell table:formula="of:=CONCATENATE([.A424];&quot;:=eep_n_r(&quot;;[.I424];&quot;);&quot;)" office:value-type="string" office:string-value="kr_p_04:=eep_n_r(201);">
            <text:p>kr_p_04:=eep_n_r(201);</text:p>
          </table:table-cell>
          <table:table-cell table:formula="of:=CONCATENATE(&quot;Res:=eep_n_w(&quot;;[.I424];&quot;,&quot;;[.A424];&quot;);&quot;)" office:value-type="string" office:string-value="Res:=eep_n_w(201,kr_p_04);">
            <text:p>Res:=eep_n_w(201,kr_p_04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5])" office:value-type="string" office:string-value="&lt;&lt; ui-&gt;kr_p_05">
            <text:p>&lt;&lt; ui-&gt;kr_p_05</text:p>
          </table:table-cell>
          <table:table-cell office:value-type="float" office:value="202">
            <text:p>202</text:p>
          </table:table-cell>
          <table:table-cell/>
          <table:table-cell table:formula="of:=CONCATENATE([.A425];&quot;:=eep_n_r(&quot;;[.I425];&quot;);&quot;)" office:value-type="string" office:string-value="kr_p_05:=eep_n_r(202);">
            <text:p>kr_p_05:=eep_n_r(202);</text:p>
          </table:table-cell>
          <table:table-cell table:formula="of:=CONCATENATE(&quot;Res:=eep_n_w(&quot;;[.I425];&quot;,&quot;;[.A425];&quot;);&quot;)" office:value-type="string" office:string-value="Res:=eep_n_w(202,kr_p_05);">
            <text:p>Res:=eep_n_w(202,kr_p_05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6])" office:value-type="string" office:string-value="&lt;&lt; ui-&gt;kr_p_06">
            <text:p>&lt;&lt; ui-&gt;kr_p_06</text:p>
          </table:table-cell>
          <table:table-cell office:value-type="float" office:value="203">
            <text:p>203</text:p>
          </table:table-cell>
          <table:table-cell/>
          <table:table-cell table:formula="of:=CONCATENATE([.A426];&quot;:=eep_n_r(&quot;;[.I426];&quot;);&quot;)" office:value-type="string" office:string-value="kr_p_06:=eep_n_r(203);">
            <text:p>kr_p_06:=eep_n_r(203);</text:p>
          </table:table-cell>
          <table:table-cell table:formula="of:=CONCATENATE(&quot;Res:=eep_n_w(&quot;;[.I426];&quot;,&quot;;[.A426];&quot;);&quot;)" office:value-type="string" office:string-value="Res:=eep_n_w(203,kr_p_06);">
            <text:p>Res:=eep_n_w(203,kr_p_06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7])" office:value-type="string" office:string-value="&lt;&lt; ui-&gt;kr_p_07">
            <text:p>&lt;&lt; ui-&gt;kr_p_07</text:p>
          </table:table-cell>
          <table:table-cell office:value-type="float" office:value="204">
            <text:p>204</text:p>
          </table:table-cell>
          <table:table-cell/>
          <table:table-cell table:formula="of:=CONCATENATE([.A427];&quot;:=eep_n_r(&quot;;[.I427];&quot;);&quot;)" office:value-type="string" office:string-value="kr_p_07:=eep_n_r(204);">
            <text:p>kr_p_07:=eep_n_r(204);</text:p>
          </table:table-cell>
          <table:table-cell table:formula="of:=CONCATENATE(&quot;Res:=eep_n_w(&quot;;[.I427];&quot;,&quot;;[.A427];&quot;);&quot;)" office:value-type="string" office:string-value="Res:=eep_n_w(204,kr_p_07);">
            <text:p>Res:=eep_n_w(204,kr_p_07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8])" office:value-type="string" office:string-value="&lt;&lt; ui-&gt;kr_p_08">
            <text:p>&lt;&lt; ui-&gt;kr_p_08</text:p>
          </table:table-cell>
          <table:table-cell office:value-type="float" office:value="205">
            <text:p>205</text:p>
          </table:table-cell>
          <table:table-cell/>
          <table:table-cell table:formula="of:=CONCATENATE([.A428];&quot;:=eep_n_r(&quot;;[.I428];&quot;);&quot;)" office:value-type="string" office:string-value="kr_p_08:=eep_n_r(205);">
            <text:p>kr_p_08:=eep_n_r(205);</text:p>
          </table:table-cell>
          <table:table-cell table:formula="of:=CONCATENATE(&quot;Res:=eep_n_w(&quot;;[.I428];&quot;,&quot;;[.A428];&quot;);&quot;)" office:value-type="string" office:string-value="Res:=eep_n_w(205,kr_p_08);">
            <text:p>Res:=eep_n_w(205,kr_p_08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9])" office:value-type="string" office:string-value="&lt;&lt; ui-&gt;Tp_zd_01">
            <text:p>&lt;&lt; ui-&gt;Tp_zd_01</text:p>
          </table:table-cell>
          <table:table-cell office:value-type="float" office:value="206">
            <text:p>206</text:p>
          </table:table-cell>
          <table:table-cell/>
          <table:table-cell table:formula="of:=CONCATENATE([.A429];&quot;:=eep_n_r(&quot;;[.I429];&quot;);&quot;)" office:value-type="string" office:string-value="Tp_zd_01:=eep_n_r(206);">
            <text:p>Tp_zd_01:=eep_n_r(206);</text:p>
          </table:table-cell>
          <table:table-cell table:formula="of:=CONCATENATE(&quot;Res:=eep_n_w(&quot;;[.I429];&quot;,&quot;;[.A429];&quot;);&quot;)" office:value-type="string" office:string-value="Res:=eep_n_w(206,Tp_zd_01);">
            <text:p>Res:=eep_n_w(206,Tp_zd_01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0])" office:value-type="string" office:string-value="&lt;&lt; ui-&gt;Tp_zd_02">
            <text:p>&lt;&lt; ui-&gt;Tp_zd_02</text:p>
          </table:table-cell>
          <table:table-cell office:value-type="float" office:value="207">
            <text:p>207</text:p>
          </table:table-cell>
          <table:table-cell/>
          <table:table-cell table:formula="of:=CONCATENATE([.A430];&quot;:=eep_n_r(&quot;;[.I430];&quot;);&quot;)" office:value-type="string" office:string-value="Tp_zd_02:=eep_n_r(207);">
            <text:p>Tp_zd_02:=eep_n_r(207);</text:p>
          </table:table-cell>
          <table:table-cell table:formula="of:=CONCATENATE(&quot;Res:=eep_n_w(&quot;;[.I430];&quot;,&quot;;[.A430];&quot;);&quot;)" office:value-type="string" office:string-value="Res:=eep_n_w(207,Tp_zd_02);">
            <text:p>Res:=eep_n_w(207,Tp_zd_02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1])" office:value-type="string" office:string-value="&lt;&lt; ui-&gt;Tp_zd_03">
            <text:p>&lt;&lt; ui-&gt;Tp_zd_03</text:p>
          </table:table-cell>
          <table:table-cell office:value-type="float" office:value="208">
            <text:p>208</text:p>
          </table:table-cell>
          <table:table-cell/>
          <table:table-cell table:formula="of:=CONCATENATE([.A431];&quot;:=eep_n_r(&quot;;[.I431];&quot;);&quot;)" office:value-type="string" office:string-value="Tp_zd_03:=eep_n_r(208);">
            <text:p>Tp_zd_03:=eep_n_r(208);</text:p>
          </table:table-cell>
          <table:table-cell table:formula="of:=CONCATENATE(&quot;Res:=eep_n_w(&quot;;[.I431];&quot;,&quot;;[.A431];&quot;);&quot;)" office:value-type="string" office:string-value="Res:=eep_n_w(208,Tp_zd_03);">
            <text:p>Res:=eep_n_w(208,Tp_zd_03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2])" office:value-type="string" office:string-value="&lt;&lt; ui-&gt;Tp_zd_04">
            <text:p>&lt;&lt; ui-&gt;Tp_zd_04</text:p>
          </table:table-cell>
          <table:table-cell office:value-type="float" office:value="209">
            <text:p>209</text:p>
          </table:table-cell>
          <table:table-cell/>
          <table:table-cell table:formula="of:=CONCATENATE([.A432];&quot;:=eep_n_r(&quot;;[.I432];&quot;);&quot;)" office:value-type="string" office:string-value="Tp_zd_04:=eep_n_r(209);">
            <text:p>Tp_zd_04:=eep_n_r(209);</text:p>
          </table:table-cell>
          <table:table-cell table:formula="of:=CONCATENATE(&quot;Res:=eep_n_w(&quot;;[.I432];&quot;,&quot;;[.A432];&quot;);&quot;)" office:value-type="string" office:string-value="Res:=eep_n_w(209,Tp_zd_04);">
            <text:p>Res:=eep_n_w(209,Tp_zd_04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3])" office:value-type="string" office:string-value="&lt;&lt; ui-&gt;Tp_zd_05">
            <text:p>&lt;&lt; ui-&gt;Tp_zd_05</text:p>
          </table:table-cell>
          <table:table-cell office:value-type="float" office:value="210">
            <text:p>210</text:p>
          </table:table-cell>
          <table:table-cell/>
          <table:table-cell table:formula="of:=CONCATENATE([.A433];&quot;:=eep_n_r(&quot;;[.I433];&quot;);&quot;)" office:value-type="string" office:string-value="Tp_zd_05:=eep_n_r(210);">
            <text:p>Tp_zd_05:=eep_n_r(210);</text:p>
          </table:table-cell>
          <table:table-cell table:formula="of:=CONCATENATE(&quot;Res:=eep_n_w(&quot;;[.I433];&quot;,&quot;;[.A433];&quot;);&quot;)" office:value-type="string" office:string-value="Res:=eep_n_w(210,Tp_zd_05);">
            <text:p>Res:=eep_n_w(210,Tp_zd_05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4])" office:value-type="string" office:string-value="&lt;&lt; ui-&gt;Tp_zd_06">
            <text:p>&lt;&lt; ui-&gt;Tp_zd_06</text:p>
          </table:table-cell>
          <table:table-cell office:value-type="float" office:value="211">
            <text:p>211</text:p>
          </table:table-cell>
          <table:table-cell/>
          <table:table-cell table:formula="of:=CONCATENATE([.A434];&quot;:=eep_n_r(&quot;;[.I434];&quot;);&quot;)" office:value-type="string" office:string-value="Tp_zd_06:=eep_n_r(211);">
            <text:p>Tp_zd_06:=eep_n_r(211);</text:p>
          </table:table-cell>
          <table:table-cell table:formula="of:=CONCATENATE(&quot;Res:=eep_n_w(&quot;;[.I434];&quot;,&quot;;[.A434];&quot;);&quot;)" office:value-type="string" office:string-value="Res:=eep_n_w(211,Tp_zd_06);">
            <text:p>Res:=eep_n_w(211,Tp_zd_06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5])" office:value-type="string" office:string-value="&lt;&lt; ui-&gt;Tp_zd_07">
            <text:p>&lt;&lt; ui-&gt;Tp_zd_07</text:p>
          </table:table-cell>
          <table:table-cell office:value-type="float" office:value="212">
            <text:p>212</text:p>
          </table:table-cell>
          <table:table-cell/>
          <table:table-cell table:formula="of:=CONCATENATE([.A435];&quot;:=eep_n_r(&quot;;[.I435];&quot;);&quot;)" office:value-type="string" office:string-value="Tp_zd_07:=eep_n_r(212);">
            <text:p>Tp_zd_07:=eep_n_r(212);</text:p>
          </table:table-cell>
          <table:table-cell table:formula="of:=CONCATENATE(&quot;Res:=eep_n_w(&quot;;[.I435];&quot;,&quot;;[.A435];&quot;);&quot;)" office:value-type="string" office:string-value="Res:=eep_n_w(212,Tp_zd_07);">
            <text:p>Res:=eep_n_w(212,Tp_zd_07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6])" office:value-type="string" office:string-value="&lt;&lt; ui-&gt;Tp_zd_08">
            <text:p>&lt;&lt; ui-&gt;Tp_zd_08</text:p>
          </table:table-cell>
          <table:table-cell office:value-type="float" office:value="213">
            <text:p>213</text:p>
          </table:table-cell>
          <table:table-cell/>
          <table:table-cell table:formula="of:=CONCATENATE([.A436];&quot;:=eep_n_r(&quot;;[.I436];&quot;);&quot;)" office:value-type="string" office:string-value="Tp_zd_08:=eep_n_r(213);">
            <text:p>Tp_zd_08:=eep_n_r(213);</text:p>
          </table:table-cell>
          <table:table-cell table:formula="of:=CONCATENATE(&quot;Res:=eep_n_w(&quot;;[.I436];&quot;,&quot;;[.A436];&quot;);&quot;)" office:value-type="string" office:string-value="Res:=eep_n_w(213,Tp_zd_08);">
            <text:p>Res:=eep_n_w(213,Tp_zd_08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7])" office:value-type="string" office:string-value="&lt;&lt; ui-&gt;Tm_zd_01">
            <text:p>&lt;&lt; ui-&gt;Tm_zd_01</text:p>
          </table:table-cell>
          <table:table-cell office:value-type="float" office:value="214">
            <text:p>214</text:p>
          </table:table-cell>
          <table:table-cell/>
          <table:table-cell table:formula="of:=CONCATENATE([.A437];&quot;:=eep_n_r(&quot;;[.I437];&quot;);&quot;)" office:value-type="string" office:string-value="Tm_zd_01:=eep_n_r(214);">
            <text:p>Tm_zd_01:=eep_n_r(214);</text:p>
          </table:table-cell>
          <table:table-cell table:formula="of:=CONCATENATE(&quot;Res:=eep_n_w(&quot;;[.I437];&quot;,&quot;;[.A437];&quot;);&quot;)" office:value-type="string" office:string-value="Res:=eep_n_w(214,Tm_zd_01);">
            <text:p>Res:=eep_n_w(214,Tm_zd_01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8])" office:value-type="string" office:string-value="&lt;&lt; ui-&gt;Tm_zd_02">
            <text:p>&lt;&lt; ui-&gt;Tm_zd_02</text:p>
          </table:table-cell>
          <table:table-cell office:value-type="float" office:value="215">
            <text:p>215</text:p>
          </table:table-cell>
          <table:table-cell/>
          <table:table-cell table:formula="of:=CONCATENATE([.A438];&quot;:=eep_n_r(&quot;;[.I438];&quot;);&quot;)" office:value-type="string" office:string-value="Tm_zd_02:=eep_n_r(215);">
            <text:p>Tm_zd_02:=eep_n_r(215);</text:p>
          </table:table-cell>
          <table:table-cell table:formula="of:=CONCATENATE(&quot;Res:=eep_n_w(&quot;;[.I438];&quot;,&quot;;[.A438];&quot;);&quot;)" office:value-type="string" office:string-value="Res:=eep_n_w(215,Tm_zd_02);">
            <text:p>Res:=eep_n_w(215,Tm_zd_02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9])" office:value-type="string" office:string-value="&lt;&lt; ui-&gt;Tm_zd_03">
            <text:p>&lt;&lt; ui-&gt;Tm_zd_03</text:p>
          </table:table-cell>
          <table:table-cell office:value-type="float" office:value="216">
            <text:p>216</text:p>
          </table:table-cell>
          <table:table-cell/>
          <table:table-cell table:formula="of:=CONCATENATE([.A439];&quot;:=eep_n_r(&quot;;[.I439];&quot;);&quot;)" office:value-type="string" office:string-value="Tm_zd_03:=eep_n_r(216);">
            <text:p>Tm_zd_03:=eep_n_r(216);</text:p>
          </table:table-cell>
          <table:table-cell table:formula="of:=CONCATENATE(&quot;Res:=eep_n_w(&quot;;[.I439];&quot;,&quot;;[.A439];&quot;);&quot;)" office:value-type="string" office:string-value="Res:=eep_n_w(216,Tm_zd_03);">
            <text:p>Res:=eep_n_w(216,Tm_zd_03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0])" office:value-type="string" office:string-value="&lt;&lt; ui-&gt;Tm_zd_04">
            <text:p>&lt;&lt; ui-&gt;Tm_zd_04</text:p>
          </table:table-cell>
          <table:table-cell office:value-type="float" office:value="217">
            <text:p>217</text:p>
          </table:table-cell>
          <table:table-cell/>
          <table:table-cell table:formula="of:=CONCATENATE([.A440];&quot;:=eep_n_r(&quot;;[.I440];&quot;);&quot;)" office:value-type="string" office:string-value="Tm_zd_04:=eep_n_r(217);">
            <text:p>Tm_zd_04:=eep_n_r(217);</text:p>
          </table:table-cell>
          <table:table-cell table:formula="of:=CONCATENATE(&quot;Res:=eep_n_w(&quot;;[.I440];&quot;,&quot;;[.A440];&quot;);&quot;)" office:value-type="string" office:string-value="Res:=eep_n_w(217,Tm_zd_04);">
            <text:p>Res:=eep_n_w(217,Tm_zd_04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1])" office:value-type="string" office:string-value="&lt;&lt; ui-&gt;Tm_zd_05">
            <text:p>&lt;&lt; ui-&gt;Tm_zd_05</text:p>
          </table:table-cell>
          <table:table-cell office:value-type="float" office:value="218">
            <text:p>218</text:p>
          </table:table-cell>
          <table:table-cell/>
          <table:table-cell table:formula="of:=CONCATENATE([.A441];&quot;:=eep_n_r(&quot;;[.I441];&quot;);&quot;)" office:value-type="string" office:string-value="Tm_zd_05:=eep_n_r(218);">
            <text:p>Tm_zd_05:=eep_n_r(218);</text:p>
          </table:table-cell>
          <table:table-cell table:formula="of:=CONCATENATE(&quot;Res:=eep_n_w(&quot;;[.I441];&quot;,&quot;;[.A441];&quot;);&quot;)" office:value-type="string" office:string-value="Res:=eep_n_w(218,Tm_zd_05);">
            <text:p>Res:=eep_n_w(218,Tm_zd_05);</text:p>
          </table:table-cell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2])" office:value-type="string" office:string-value="&lt;&lt; ui-&gt;Tm_zd_06">
            <text:p>&lt;&lt; ui-&gt;Tm_zd_06</text:p>
          </table:table-cell>
          <table:table-cell office:value-type="float" office:value="219">
            <text:p>219</text:p>
          </table:table-cell>
          <table:table-cell/>
          <table:table-cell table:formula="of:=CONCATENATE([.A442];&quot;:=eep_n_r(&quot;;[.I442];&quot;);&quot;)" office:value-type="string" office:string-value="Tm_zd_06:=eep_n_r(219);">
            <text:p>Tm_zd_06:=eep_n_r(219);</text:p>
          </table:table-cell>
          <table:table-cell table:formula="of:=CONCATENATE(&quot;Res:=eep_n_w(&quot;;[.I442];&quot;,&quot;;[.A442];&quot;);&quot;)" office:value-type="string" office:string-value="Res:=eep_n_w(219,Tm_zd_06);">
            <text:p>Res:=eep_n_w(219,Tm_zd_06);</text:p>
          </table:table-cell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3])" office:value-type="string" office:string-value="&lt;&lt; ui-&gt;Tm_zd_07">
            <text:p>&lt;&lt; ui-&gt;Tm_zd_07</text:p>
          </table:table-cell>
          <table:table-cell office:value-type="float" office:value="220">
            <text:p>220</text:p>
          </table:table-cell>
          <table:table-cell/>
          <table:table-cell table:formula="of:=CONCATENATE([.A443];&quot;:=eep_n_r(&quot;;[.I443];&quot;);&quot;)" office:value-type="string" office:string-value="Tm_zd_07:=eep_n_r(220);">
            <text:p>Tm_zd_07:=eep_n_r(220);</text:p>
          </table:table-cell>
          <table:table-cell table:formula="of:=CONCATENATE(&quot;Res:=eep_n_w(&quot;;[.I443];&quot;,&quot;;[.A443];&quot;);&quot;)" office:value-type="string" office:string-value="Res:=eep_n_w(220,Tm_zd_07);">
            <text:p>Res:=eep_n_w(220,Tm_zd_07);</text:p>
          </table:table-cell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4])" office:value-type="string" office:string-value="&lt;&lt; ui-&gt;Tm_zd_08">
            <text:p>&lt;&lt; ui-&gt;Tm_zd_08</text:p>
          </table:table-cell>
          <table:table-cell office:value-type="float" office:value="221">
            <text:p>221</text:p>
          </table:table-cell>
          <table:table-cell/>
          <table:table-cell table:formula="of:=CONCATENATE([.A444];&quot;:=eep_n_r(&quot;;[.I444];&quot;);&quot;)" office:value-type="string" office:string-value="Tm_zd_08:=eep_n_r(221);">
            <text:p>Tm_zd_08:=eep_n_r(221);</text:p>
          </table:table-cell>
          <table:table-cell table:formula="of:=CONCATENATE(&quot;Res:=eep_n_w(&quot;;[.I444];&quot;,&quot;;[.A444];&quot;);&quot;)" office:value-type="string" office:string-value="Res:=eep_n_w(221,Tm_zd_08);">
            <text:p>Res:=eep_n_w(221,Tm_zd_08);</text:p>
          </table:table-cell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45];&quot;:=eep_n_r(&quot;;[.I445];&quot;);&quot;)" office:value-type="string" office:string-value="V_21_min:=eep_n_r(225);">
            <text:p>V_21_min:=eep_n_r(225);</text:p>
          </table:table-cell>
          <table:table-cell table:formula="of:=CONCATENATE(&quot;Res:=eep_n_w(&quot;;[.I445];&quot;,&quot;;[.A445];&quot;);&quot;)" office:value-type="string" office:string-value="Res:=eep_n_w(225,V_21_min);">
            <text:p>Res:=eep_n_w(225,V_21_min);</text:p>
          </table:table-cell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16">
            <text:p>9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46];&quot;:=eep_n_r(&quot;;[.I446];&quot;);&quot;)" office:value-type="string" office:string-value="V_21_max:=eep_n_r(226);">
            <text:p>V_21_max:=eep_n_r(226);</text:p>
          </table:table-cell>
          <table:table-cell table:formula="of:=CONCATENATE(&quot;Res:=eep_n_w(&quot;;[.I446];&quot;,&quot;;[.A446];&quot;);&quot;)" office:value-type="string" office:string-value="Res:=eep_n_w(226,V_21_max);">
            <text:p>Res:=eep_n_w(226,V_21_max);</text:p>
          </table:table-cell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17">
            <text:p>9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47];&quot;:=eep_n_r(&quot;;[.I447];&quot;);&quot;)" office:value-type="string" office:string-value="V_25_min:=eep_n_r(227);">
            <text:p>V_25_min:=eep_n_r(227);</text:p>
          </table:table-cell>
          <table:table-cell table:formula="of:=CONCATENATE(&quot;Res:=eep_n_w(&quot;;[.I447];&quot;,&quot;;[.A447];&quot;);&quot;)" office:value-type="string" office:string-value="Res:=eep_n_w(227,V_25_min);">
            <text:p>Res:=eep_n_w(227,V_25_min);</text:p>
          </table:table-cell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18">
            <text:p>9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48];&quot;:=eep_n_r(&quot;;[.I448];&quot;);&quot;)" office:value-type="string" office:string-value="V_25_max:=eep_n_r(228);">
            <text:p>V_25_max:=eep_n_r(228);</text:p>
          </table:table-cell>
          <table:table-cell table:formula="of:=CONCATENATE(&quot;Res:=eep_n_w(&quot;;[.I448];&quot;,&quot;;[.A448];&quot;);&quot;)" office:value-type="string" office:string-value="Res:=eep_n_w(228,V_25_max);">
            <text:p>Res:=eep_n_w(228,V_25_max);</text:p>
          </table:table-cell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19">
            <text:p>91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49];&quot;:=eep_n_r(&quot;;[.I449];&quot;);&quot;)" office:value-type="string" office:string-value="V_26_min:=eep_n_r(229);">
            <text:p>V_26_min:=eep_n_r(229);</text:p>
          </table:table-cell>
          <table:table-cell table:formula="of:=CONCATENATE(&quot;Res:=eep_n_w(&quot;;[.I449];&quot;,&quot;;[.A449];&quot;);&quot;)" office:value-type="string" office:string-value="Res:=eep_n_w(229,V_26_min);">
            <text:p>Res:=eep_n_w(229,V_26_min);</text:p>
          </table:table-cell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20">
            <text:p>92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0];&quot;:=eep_n_r(&quot;;[.I450];&quot;);&quot;)" office:value-type="string" office:string-value="V_26_max:=eep_n_r(230);">
            <text:p>V_26_max:=eep_n_r(230);</text:p>
          </table:table-cell>
          <table:table-cell table:formula="of:=CONCATENATE(&quot;Res:=eep_n_w(&quot;;[.I450];&quot;,&quot;;[.A450];&quot;);&quot;)" office:value-type="string" office:string-value="Res:=eep_n_w(230,V_26_max);">
            <text:p>Res:=eep_n_w(230,V_26_max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21">
            <text:p>9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1];&quot;:=eep_n_r(&quot;;[.I451];&quot;);&quot;)" office:value-type="string" office:string-value="V_32_min:=eep_n_r(231);">
            <text:p>V_32_min:=eep_n_r(231);</text:p>
          </table:table-cell>
          <table:table-cell table:formula="of:=CONCATENATE(&quot;Res:=eep_n_w(&quot;;[.I451];&quot;,&quot;;[.A451];&quot;);&quot;)" office:value-type="string" office:string-value="Res:=eep_n_w(231,V_32_min);">
            <text:p>Res:=eep_n_w(231,V_32_min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22">
            <text:p>9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52];&quot;:=eep_n_r(&quot;;[.I452];&quot;);&quot;)" office:value-type="string" office:string-value="V_32_max:=eep_n_r(232);">
            <text:p>V_32_max:=eep_n_r(232);</text:p>
          </table:table-cell>
          <table:table-cell table:formula="of:=CONCATENATE(&quot;Res:=eep_n_w(&quot;;[.I452];&quot;,&quot;;[.A452];&quot;);&quot;)" office:value-type="string" office:string-value="Res:=eep_n_w(232,V_32_max);">
            <text:p>Res:=eep_n_w(232,V_32_max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23">
            <text:p>9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3];&quot;:=INT_REAL(eep_n_r(&quot;;[.I453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3];&quot;,REAL_INT(&quot;;[.A453];&quot;));&quot;)" office:value-type="string" office:string-value="Res:=eep_n_w(222,REAL_INT(X_zd_17));">
            <text:p>Res:=eep_n_w(222,REAL_INT(X_zd_17)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5">
            <text:p>925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4];&quot;:=TMR(eep_n_r(&quot;;[.I454];&quot;));&quot;)" office:value-type="string" office:string-value="Ton_X_17:=TMR(eep_n_r(223));">
            <text:p>Ton_X_17:=TMR(eep_n_r(223));</text:p>
          </table:table-cell>
          <table:table-cell table:formula="of:=CONCATENATE(&quot;Res:=eep_n_w(&quot;;[.I454];&quot;,ANA(&quot;;[.A454];&quot;));&quot;)" office:value-type="string" office:string-value="Res:=eep_n_w(223,ANA(Ton_X_17));">
            <text:p>Res:=eep_n_w(223,ANA(Ton_X_17)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7">
            <text:p>927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5];&quot;:=TMR(eep_n_r(&quot;;[.I455];&quot;));&quot;)" office:value-type="string" office:string-value="Toff_X_17:=TMR(eep_n_r(224));">
            <text:p>Toff_X_17:=TMR(eep_n_r(224));</text:p>
          </table:table-cell>
          <table:table-cell table:formula="of:=CONCATENATE(&quot;Res:=eep_n_w(&quot;;[.I455];&quot;,ANA(&quot;;[.A455];&quot;));&quot;)" office:value-type="string" office:string-value="Res:=eep_n_w(224,ANA(Toff_X_17));">
            <text:p>Res:=eep_n_w(224,ANA(Toff_X_17)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29">
            <text:p>929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56];&quot;:=TMR(eep_n_r(&quot;;[.I456];&quot;));&quot;)" office:value-type="string" office:string-value="V_26_tz:=TMR(eep_n_r(233));">
            <text:p>V_26_tz:=TMR(eep_n_r(233));</text:p>
          </table:table-cell>
          <table:table-cell table:formula="of:=CONCATENATE(&quot;Res:=eep_n_w(&quot;;[.I456];&quot;,&quot;;[.A456];&quot;);&quot;)" office:value-type="string" office:string-value="Res:=eep_n_w(233,V_26_tz);">
            <text:p>Res:=eep_n_w(233,V_26_tz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33">
            <text:p>9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34">
            <text:p>9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35">
            <text:p>9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36">
            <text:p>9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39">
            <text:p>93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5]=1;CONCATENATE([.A465];&quot; smallint default '0',&quot;);&quot;&quot;)">
            <text:p/>
          </table:table-cell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65]" office:value-type="string" office:string-value="SP_01">
            <text:p>SP_01</text:p>
          </table:table-cell>
          <table:table-cell table:number-columns-repeated="2"/>
          <table:table-cell table:formula="of:=[Tags.A185]" office:value-type="string" office:string-value="Am_01">
            <text:p>Am_01</text:p>
          </table:table-cell>
          <table:table-cell table:number-columns-repeated="2"/>
          <table:table-cell table:formula="of:=[Tags.A260]" office:value-type="string" office:string-value="Kp_01">
            <text:p>Kp_01</text:p>
          </table:table-cell>
          <table:table-cell table:formula="of:=[Tags.A281]" office:value-type="string" office:string-value="Ti_01">
            <text:p>Ti_01</text:p>
          </table:table-cell>
          <table:table-cell table:formula="of:=[Tags.A302]" office:value-type="string" office:string-value="Td_01">
            <text:p>Td_01</text:p>
          </table:table-cell>
          <table:table-cell table:formula="of:=[Tags.A323]" office:value-type="string" office:string-value="Xmin_01">
            <text:p>Xmin_01</text:p>
          </table:table-cell>
          <table:table-cell table:formula="of:=[Tags.A344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66]" office:value-type="string" office:string-value="SP_02">
            <text:p>SP_02</text:p>
          </table:table-cell>
          <table:table-cell table:number-columns-repeated="2"/>
          <table:table-cell table:formula="of:=[Tags.A186]" office:value-type="string" office:string-value="Am_02">
            <text:p>Am_02</text:p>
          </table:table-cell>
          <table:table-cell table:number-columns-repeated="2"/>
          <table:table-cell table:formula="of:=[Tags.A261]" office:value-type="string" office:string-value="Kp_02">
            <text:p>Kp_02</text:p>
          </table:table-cell>
          <table:table-cell table:formula="of:=[Tags.A282]" office:value-type="string" office:string-value="Ti_02">
            <text:p>Ti_02</text:p>
          </table:table-cell>
          <table:table-cell table:formula="of:=[Tags.A303]" office:value-type="string" office:string-value="Td_02">
            <text:p>Td_02</text:p>
          </table:table-cell>
          <table:table-cell table:formula="of:=[Tags.A324]" office:value-type="string" office:string-value="Xmin_02">
            <text:p>Xmin_02</text:p>
          </table:table-cell>
          <table:table-cell table:formula="of:=[Tags.A345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67]" office:value-type="string" office:string-value="SP_03">
            <text:p>SP_03</text:p>
          </table:table-cell>
          <table:table-cell table:number-columns-repeated="2"/>
          <table:table-cell table:formula="of:=[Tags.A187]" office:value-type="string" office:string-value="Am_03">
            <text:p>Am_03</text:p>
          </table:table-cell>
          <table:table-cell table:formula="of:=[Tags.A403]" office:value-type="string" office:string-value="Rej_03">
            <text:p>Rej_03</text:p>
          </table:table-cell>
          <table:table-cell/>
          <table:table-cell table:formula="of:=[Tags.A262]" office:value-type="string" office:string-value="Kp_03">
            <text:p>Kp_03</text:p>
          </table:table-cell>
          <table:table-cell table:formula="of:=[Tags.A283]" office:value-type="string" office:string-value="Ti_03">
            <text:p>Ti_03</text:p>
          </table:table-cell>
          <table:table-cell table:formula="of:=[Tags.A304]" office:value-type="string" office:string-value="Td_03">
            <text:p>Td_03</text:p>
          </table:table-cell>
          <table:table-cell table:formula="of:=[Tags.A325]" office:value-type="string" office:string-value="Xmin_03">
            <text:p>Xmin_03</text:p>
          </table:table-cell>
          <table:table-cell table:formula="of:=[Tags.A346]" office:value-type="string" office:string-value="Xmax_03">
            <text:p>Xmax_03</text:p>
          </table:table-cell>
          <table:table-cell table:formula="of:=[Tags.A395]" office:value-type="string" office:string-value="K1_03">
            <text:p>K1_03</text:p>
          </table:table-cell>
          <table:table-cell table:formula="of:=[Tags.A396]" office:value-type="string" office:string-value="K2_03">
            <text:p>K2_03</text:p>
          </table:table-cell>
          <table:table-cell table:formula="of:=[Tags.A397]" office:value-type="string" office:string-value="K3_03">
            <text:p>K3_03</text:p>
          </table:table-cell>
          <table:table-cell/>
          <table:table-cell table:formula="of:=[Tags.A389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68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188]" office:value-type="string" office:string-value="Am_04">
            <text:p>Am_04</text:p>
          </table:table-cell>
          <table:table-cell table:formula="of:=[Tags.A404]" office:value-type="string" office:string-value="Rej_04">
            <text:p>Rej_04</text:p>
          </table:table-cell>
          <table:table-cell/>
          <table:table-cell table:formula="of:=[Tags.A263]" office:value-type="string" office:string-value="Kp_04">
            <text:p>Kp_04</text:p>
          </table:table-cell>
          <table:table-cell table:formula="of:=[Tags.A284]" office:value-type="string" office:string-value="Ti_04">
            <text:p>Ti_04</text:p>
          </table:table-cell>
          <table:table-cell table:formula="of:=[Tags.A305]" office:value-type="string" office:string-value="Td_04">
            <text:p>Td_04</text:p>
          </table:table-cell>
          <table:table-cell table:formula="of:=[Tags.A326]" office:value-type="string" office:string-value="Xmin_04">
            <text:p>Xmin_04</text:p>
          </table:table-cell>
          <table:table-cell table:formula="of:=[Tags.A347]" office:value-type="string" office:string-value="Xmax_04">
            <text:p>Xmax_04</text:p>
          </table:table-cell>
          <table:table-cell table:formula="of:=[Tags.A398]" office:value-type="string" office:string-value="K1_04">
            <text:p>K1_04</text:p>
          </table:table-cell>
          <table:table-cell table:number-columns-repeated="3"/>
          <table:table-cell table:formula="of:=[Tags.A390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69]" office:value-type="string" office:string-value="SP_05">
            <text:p>SP_05</text:p>
          </table:table-cell>
          <table:table-cell table:number-columns-repeated="2"/>
          <table:table-cell table:formula="of:=[Tags.A189]" office:value-type="string" office:string-value="Am_05">
            <text:p>Am_05</text:p>
          </table:table-cell>
          <table:table-cell table:number-columns-repeated="2"/>
          <table:table-cell table:formula="of:=[Tags.A264]" office:value-type="string" office:string-value="Kp_05">
            <text:p>Kp_05</text:p>
          </table:table-cell>
          <table:table-cell table:formula="of:=[Tags.A285]" office:value-type="string" office:string-value="Ti_05">
            <text:p>Ti_05</text:p>
          </table:table-cell>
          <table:table-cell table:formula="of:=[Tags.A306]" office:value-type="string" office:string-value="Td_05">
            <text:p>Td_05</text:p>
          </table:table-cell>
          <table:table-cell table:formula="of:=[Tags.A327]" office:value-type="string" office:string-value="Xmin_05">
            <text:p>Xmin_05</text:p>
          </table:table-cell>
          <table:table-cell table:formula="of:=[Tags.A348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70]" office:value-type="string" office:string-value="SP_06">
            <text:p>SP_06</text:p>
          </table:table-cell>
          <table:table-cell table:number-columns-repeated="2"/>
          <table:table-cell table:formula="of:=[Tags.A190]" office:value-type="string" office:string-value="Am_06">
            <text:p>Am_06</text:p>
          </table:table-cell>
          <table:table-cell table:formula="of:=[Tags.A405]" office:value-type="string" office:string-value="Rej_06">
            <text:p>Rej_06</text:p>
          </table:table-cell>
          <table:table-cell/>
          <table:table-cell table:formula="of:=[Tags.A265]" office:value-type="string" office:string-value="Kp_06">
            <text:p>Kp_06</text:p>
          </table:table-cell>
          <table:table-cell table:formula="of:=[Tags.A286]" office:value-type="string" office:string-value="Ti_06">
            <text:p>Ti_06</text:p>
          </table:table-cell>
          <table:table-cell table:formula="of:=[Tags.A307]" office:value-type="string" office:string-value="Td_06">
            <text:p>Td_06</text:p>
          </table:table-cell>
          <table:table-cell table:formula="of:=[Tags.A328]" office:value-type="string" office:string-value="Xmin_06">
            <text:p>Xmin_06</text:p>
          </table:table-cell>
          <table:table-cell table:formula="of:=[Tags.A349]" office:value-type="string" office:string-value="Xmax_06">
            <text:p>Xmax_06</text:p>
          </table:table-cell>
          <table:table-cell table:formula="of:=[Tags.A399]" office:value-type="string" office:string-value="K1_06">
            <text:p>K1_06</text:p>
          </table:table-cell>
          <table:table-cell table:number-columns-repeated="3"/>
          <table:table-cell table:formula="of:=[Tags.A391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71]" office:value-type="string" office:string-value="SP_07">
            <text:p>SP_07</text:p>
          </table:table-cell>
          <table:table-cell table:number-columns-repeated="2"/>
          <table:table-cell table:formula="of:=[Tags.A191]" office:value-type="string" office:string-value="Am_07">
            <text:p>Am_07</text:p>
          </table:table-cell>
          <table:table-cell table:number-columns-repeated="2"/>
          <table:table-cell table:formula="of:=[Tags.A266]" office:value-type="string" office:string-value="Kp_07">
            <text:p>Kp_07</text:p>
          </table:table-cell>
          <table:table-cell table:formula="of:=[Tags.A287]" office:value-type="string" office:string-value="Ti_07">
            <text:p>Ti_07</text:p>
          </table:table-cell>
          <table:table-cell table:formula="of:=[Tags.A308]" office:value-type="string" office:string-value="Td_07">
            <text:p>Td_07</text:p>
          </table:table-cell>
          <table:table-cell table:formula="of:=[Tags.A329]" office:value-type="string" office:string-value="Xmin_07">
            <text:p>Xmin_07</text:p>
          </table:table-cell>
          <table:table-cell table:formula="of:=[Tags.A350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72]" office:value-type="string" office:string-value="SP_08">
            <text:p>SP_08</text:p>
          </table:table-cell>
          <table:table-cell table:number-columns-repeated="2"/>
          <table:table-cell table:formula="of:=[Tags.A192]" office:value-type="string" office:string-value="Am_08">
            <text:p>Am_08</text:p>
          </table:table-cell>
          <table:table-cell table:number-columns-repeated="2"/>
          <table:table-cell table:formula="of:=[Tags.A267]" office:value-type="string" office:string-value="Kp_08">
            <text:p>Kp_08</text:p>
          </table:table-cell>
          <table:table-cell table:formula="of:=[Tags.A288]" office:value-type="string" office:string-value="Ti_08">
            <text:p>Ti_08</text:p>
          </table:table-cell>
          <table:table-cell table:formula="of:=[Tags.A309]" office:value-type="string" office:string-value="Td_08">
            <text:p>Td_08</text:p>
          </table:table-cell>
          <table:table-cell table:formula="of:=[Tags.A330]" office:value-type="string" office:string-value="Xmin_08">
            <text:p>Xmin_08</text:p>
          </table:table-cell>
          <table:table-cell table:formula="of:=[Tags.A351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73]" office:value-type="string" office:string-value="SP_09">
            <text:p>SP_09</text:p>
          </table:table-cell>
          <table:table-cell table:number-columns-repeated="2"/>
          <table:table-cell table:formula="of:=[Tags.A193]" office:value-type="string" office:string-value="Am_09">
            <text:p>Am_09</text:p>
          </table:table-cell>
          <table:table-cell table:formula="of:=[Tags.A406]" office:value-type="string" office:string-value="Rej_09">
            <text:p>Rej_09</text:p>
          </table:table-cell>
          <table:table-cell/>
          <table:table-cell table:formula="of:=[Tags.A268]" office:value-type="string" office:string-value="Kp_09">
            <text:p>Kp_09</text:p>
          </table:table-cell>
          <table:table-cell table:formula="of:=[Tags.A289]" office:value-type="string" office:string-value="Ti_09">
            <text:p>Ti_09</text:p>
          </table:table-cell>
          <table:table-cell table:formula="of:=[Tags.A310]" office:value-type="string" office:string-value="Td_09">
            <text:p>Td_09</text:p>
          </table:table-cell>
          <table:table-cell table:formula="of:=[Tags.A331]" office:value-type="string" office:string-value="Xmin_09">
            <text:p>Xmin_09</text:p>
          </table:table-cell>
          <table:table-cell table:formula="of:=[Tags.A352]" office:value-type="string" office:string-value="Xmax_09">
            <text:p>Xmax_09</text:p>
          </table:table-cell>
          <table:table-cell table:formula="of:=[Tags.A400]" office:value-type="string" office:string-value="K1_09">
            <text:p>K1_09</text:p>
          </table:table-cell>
          <table:table-cell table:number-columns-repeated="3"/>
          <table:table-cell table:formula="of:=[Tags.A392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74]" office:value-type="string" office:string-value="SP_10">
            <text:p>SP_10</text:p>
          </table:table-cell>
          <table:table-cell table:number-columns-repeated="2"/>
          <table:table-cell table:formula="of:=[Tags.A194]" office:value-type="string" office:string-value="Am_10">
            <text:p>Am_10</text:p>
          </table:table-cell>
          <table:table-cell table:number-columns-repeated="2"/>
          <table:table-cell table:formula="of:=[Tags.A269]" office:value-type="string" office:string-value="Kp_10">
            <text:p>Kp_10</text:p>
          </table:table-cell>
          <table:table-cell table:formula="of:=[Tags.A290]" office:value-type="string" office:string-value="Ti_10">
            <text:p>Ti_10</text:p>
          </table:table-cell>
          <table:table-cell table:formula="of:=[Tags.A311]" office:value-type="string" office:string-value="Td_10">
            <text:p>Td_10</text:p>
          </table:table-cell>
          <table:table-cell table:formula="of:=[Tags.A332]" office:value-type="string" office:string-value="Xmin_10">
            <text:p>Xmin_10</text:p>
          </table:table-cell>
          <table:table-cell table:formula="of:=[Tags.A353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75]" office:value-type="string" office:string-value="SP_11">
            <text:p>SP_11</text:p>
          </table:table-cell>
          <table:table-cell table:number-columns-repeated="2"/>
          <table:table-cell table:formula="of:=[Tags.A195]" office:value-type="string" office:string-value="Am_11">
            <text:p>Am_11</text:p>
          </table:table-cell>
          <table:table-cell table:number-columns-repeated="2"/>
          <table:table-cell table:formula="of:=[Tags.A270]" office:value-type="string" office:string-value="Kp_11">
            <text:p>Kp_11</text:p>
          </table:table-cell>
          <table:table-cell table:formula="of:=[Tags.A291]" office:value-type="string" office:string-value="Ti_11">
            <text:p>Ti_11</text:p>
          </table:table-cell>
          <table:table-cell table:formula="of:=[Tags.A312]" office:value-type="string" office:string-value="Td_11">
            <text:p>Td_11</text:p>
          </table:table-cell>
          <table:table-cell table:formula="of:=[Tags.A333]" office:value-type="string" office:string-value="Xmin_11">
            <text:p>Xmin_11</text:p>
          </table:table-cell>
          <table:table-cell table:formula="of:=[Tags.A354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76]" office:value-type="string" office:string-value="SP_12">
            <text:p>SP_12</text:p>
          </table:table-cell>
          <table:table-cell table:number-columns-repeated="2"/>
          <table:table-cell table:formula="of:=[Tags.A196]" office:value-type="string" office:string-value="Am_12">
            <text:p>Am_12</text:p>
          </table:table-cell>
          <table:table-cell table:number-columns-repeated="2"/>
          <table:table-cell table:formula="of:=[Tags.A271]" office:value-type="string" office:string-value="Kp_12">
            <text:p>Kp_12</text:p>
          </table:table-cell>
          <table:table-cell table:formula="of:=[Tags.A292]" office:value-type="string" office:string-value="Ti_12">
            <text:p>Ti_12</text:p>
          </table:table-cell>
          <table:table-cell table:formula="of:=[Tags.A313]" office:value-type="string" office:string-value="Td_12">
            <text:p>Td_12</text:p>
          </table:table-cell>
          <table:table-cell table:formula="of:=[Tags.A334]" office:value-type="string" office:string-value="Xmin_12">
            <text:p>Xmin_12</text:p>
          </table:table-cell>
          <table:table-cell table:formula="of:=[Tags.A355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377]" office:value-type="string" office:string-value="SP_13">
            <text:p>SP_13</text:p>
          </table:table-cell>
          <table:table-cell table:number-columns-repeated="2"/>
          <table:table-cell table:formula="of:=[Tags.A197]" office:value-type="string" office:string-value="Am_13">
            <text:p>Am_13</text:p>
          </table:table-cell>
          <table:table-cell table:number-columns-repeated="2"/>
          <table:table-cell table:formula="of:=[Tags.A272]" office:value-type="string" office:string-value="Kp_13">
            <text:p>Kp_13</text:p>
          </table:table-cell>
          <table:table-cell table:formula="of:=[Tags.A293]" office:value-type="string" office:string-value="Ti_13">
            <text:p>Ti_13</text:p>
          </table:table-cell>
          <table:table-cell table:formula="of:=[Tags.A314]" office:value-type="string" office:string-value="Td_13">
            <text:p>Td_13</text:p>
          </table:table-cell>
          <table:table-cell table:formula="of:=[Tags.A335]" office:value-type="string" office:string-value="Xmin_13">
            <text:p>Xmin_13</text:p>
          </table:table-cell>
          <table:table-cell table:formula="of:=[Tags.A356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378]" office:value-type="string" office:string-value="SP_14">
            <text:p>SP_14</text:p>
          </table:table-cell>
          <table:table-cell table:number-columns-repeated="2"/>
          <table:table-cell table:formula="of:=[Tags.A198]" office:value-type="string" office:string-value="Am_14">
            <text:p>Am_14</text:p>
          </table:table-cell>
          <table:table-cell table:number-columns-repeated="2"/>
          <table:table-cell table:formula="of:=[Tags.A273]" office:value-type="string" office:string-value="Kp_14">
            <text:p>Kp_14</text:p>
          </table:table-cell>
          <table:table-cell table:formula="of:=[Tags.A294]" office:value-type="string" office:string-value="Ti_14">
            <text:p>Ti_14</text:p>
          </table:table-cell>
          <table:table-cell table:formula="of:=[Tags.A315]" office:value-type="string" office:string-value="Td_14">
            <text:p>Td_14</text:p>
          </table:table-cell>
          <table:table-cell table:formula="of:=[Tags.A336]" office:value-type="string" office:string-value="Xmin_14">
            <text:p>Xmin_14</text:p>
          </table:table-cell>
          <table:table-cell table:formula="of:=[Tags.A357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379]" office:value-type="string" office:string-value="SP_15">
            <text:p>SP_15</text:p>
          </table:table-cell>
          <table:table-cell table:number-columns-repeated="2"/>
          <table:table-cell table:formula="of:=[Tags.A199]" office:value-type="string" office:string-value="Am_15">
            <text:p>Am_15</text:p>
          </table:table-cell>
          <table:table-cell table:number-columns-repeated="2"/>
          <table:table-cell table:formula="of:=[Tags.A274]" office:value-type="string" office:string-value="Kp_15">
            <text:p>Kp_15</text:p>
          </table:table-cell>
          <table:table-cell table:formula="of:=[Tags.A295]" office:value-type="string" office:string-value="Ti_15">
            <text:p>Ti_15</text:p>
          </table:table-cell>
          <table:table-cell table:formula="of:=[Tags.A316]" office:value-type="string" office:string-value="Td_15">
            <text:p>Td_15</text:p>
          </table:table-cell>
          <table:table-cell table:formula="of:=[Tags.A337]" office:value-type="string" office:string-value="Xmin_15">
            <text:p>Xmin_15</text:p>
          </table:table-cell>
          <table:table-cell table:formula="of:=[Tags.A358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380]" office:value-type="string" office:string-value="SP_16">
            <text:p>SP_16</text:p>
          </table:table-cell>
          <table:table-cell table:number-columns-repeated="2"/>
          <table:table-cell table:formula="of:=[Tags.A200]" office:value-type="string" office:string-value="Am_16">
            <text:p>Am_16</text:p>
          </table:table-cell>
          <table:table-cell table:number-columns-repeated="2"/>
          <table:table-cell table:formula="of:=[Tags.A275]" office:value-type="string" office:string-value="Kp_16">
            <text:p>Kp_16</text:p>
          </table:table-cell>
          <table:table-cell table:formula="of:=[Tags.A296]" office:value-type="string" office:string-value="Ti_16">
            <text:p>Ti_16</text:p>
          </table:table-cell>
          <table:table-cell table:formula="of:=[Tags.A317]" office:value-type="string" office:string-value="Td_16">
            <text:p>Td_16</text:p>
          </table:table-cell>
          <table:table-cell table:formula="of:=[Tags.A338]" office:value-type="string" office:string-value="Xmin_16">
            <text:p>Xmin_16</text:p>
          </table:table-cell>
          <table:table-cell table:formula="of:=[Tags.A359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382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02]" office:value-type="string" office:string-value="Am_18">
            <text:p>Am_18</text:p>
          </table:table-cell>
          <table:table-cell table:formula="of:=[Tags.A407]" office:value-type="string" office:string-value="Rej_18">
            <text:p>Rej_18</text:p>
          </table:table-cell>
          <table:table-cell/>
          <table:table-cell table:formula="of:=[Tags.A277]" office:value-type="string" office:string-value="Kp_18">
            <text:p>Kp_18</text:p>
          </table:table-cell>
          <table:table-cell table:formula="of:=[Tags.A298]" office:value-type="string" office:string-value="Ti_18">
            <text:p>Ti_18</text:p>
          </table:table-cell>
          <table:table-cell table:formula="of:=[Tags.A319]" office:value-type="string" office:string-value="Td_18">
            <text:p>Td_18</text:p>
          </table:table-cell>
          <table:table-cell table:formula="of:=[Tags.A340]" office:value-type="string" office:string-value="Xmin_18">
            <text:p>Xmin_18</text:p>
          </table:table-cell>
          <table:table-cell table:formula="of:=[Tags.A361]" office:value-type="string" office:string-value="Xmax_18">
            <text:p>Xmax_18</text:p>
          </table:table-cell>
          <table:table-cell table:formula="of:=[Tags.A401]" office:value-type="string" office:string-value="K1_18">
            <text:p>K1_18</text:p>
          </table:table-cell>
          <table:table-cell table:number-columns-repeated="3"/>
          <table:table-cell table:formula="of:=[Tags.A393]" office:value-type="string" office:string-value="Kkor_18">
            <text:p>Kkor_18</text:p>
          </table:table-cell>
          <table:table-cell table:formula="of:=CONCATENATE([.Y19];&quot;. &quot;;[.Z19])" office:value-type="string" office:string-value="17. Витрата деф. Соку ">
            <text:p>17. Витрата деф. Соку </text:p>
          </table:table-cell>
          <table:table-cell table:formula="of:=CONCATENATE(&quot;&lt;&lt; m_ui-&gt;s_c&quot;;[.E19])" office:value-type="string" office:string-value="&lt;&lt; m_ui-&gt;s_cX_18">
            <text:p>&lt;&lt; m_ui-&gt;s_cX_1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383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03]" office:value-type="string" office:string-value="Am_19">
            <text:p>Am_19</text:p>
          </table:table-cell>
          <table:table-cell table:formula="of:=[Tags.A408]" office:value-type="string" office:string-value="Rej_19">
            <text:p>Rej_19</text:p>
          </table:table-cell>
          <table:table-cell/>
          <table:table-cell table:formula="of:=[Tags.A278]" office:value-type="string" office:string-value="Kp_19">
            <text:p>Kp_19</text:p>
          </table:table-cell>
          <table:table-cell table:formula="of:=[Tags.A299]" office:value-type="string" office:string-value="Ti_19">
            <text:p>Ti_19</text:p>
          </table:table-cell>
          <table:table-cell table:formula="of:=[Tags.A320]" office:value-type="string" office:string-value="Td_19">
            <text:p>Td_19</text:p>
          </table:table-cell>
          <table:table-cell table:formula="of:=[Tags.A341]" office:value-type="string" office:string-value="Xmin_19">
            <text:p>Xmin_19</text:p>
          </table:table-cell>
          <table:table-cell table:formula="of:=[Tags.A362]" office:value-type="string" office:string-value="Xmax_19">
            <text:p>Xmax_19</text:p>
          </table:table-cell>
          <table:table-cell table:formula="of:=[Tags.A402]" office:value-type="string" office:string-value="K1_19">
            <text:p>K1_19</text:p>
          </table:table-cell>
          <table:table-cell table:number-columns-repeated="3"/>
          <table:table-cell table:formula="of:=[Tags.A394]" office:value-type="string" office:string-value="Kkor_19">
            <text:p>Kkor_19</text:p>
          </table:table-cell>
          <table:table-cell table:formula="of:=CONCATENATE([.Y20];&quot;. &quot;;[.Z20])" office:value-type="string" office:string-value="18. Витрата деф. Соку  2-ї сат.">
            <text:p>18. Витрата деф. Соку <text:s/>2-ї сат.</text:p>
          </table:table-cell>
          <table:table-cell table:formula="of:=CONCATENATE(&quot;&lt;&lt; m_ui-&gt;s_c&quot;;[.E20])" office:value-type="string" office:string-value="&lt;&lt; m_ui-&gt;s_cX_19">
            <text:p>&lt;&lt; m_ui-&gt;s_cX_19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384]" office:value-type="string" office:string-value="SP_20">
            <text:p>SP_20</text:p>
          </table:table-cell>
          <table:table-cell table:number-columns-repeated="2"/>
          <table:table-cell table:formula="of:=[Tags.A204]" office:value-type="string" office:string-value="Am_20">
            <text:p>Am_20</text:p>
          </table:table-cell>
          <table:table-cell table:number-columns-repeated="2"/>
          <table:table-cell table:formula="of:=[Tags.A279]" office:value-type="string" office:string-value="Kp_20">
            <text:p>Kp_20</text:p>
          </table:table-cell>
          <table:table-cell table:formula="of:=[Tags.A300]" office:value-type="string" office:string-value="Ti_20">
            <text:p>Ti_20</text:p>
          </table:table-cell>
          <table:table-cell table:formula="of:=[Tags.A321]" office:value-type="string" office:string-value="Td_20">
            <text:p>Td_20</text:p>
          </table:table-cell>
          <table:table-cell table:formula="of:=[Tags.A342]" office:value-type="string" office:string-value="Xmin_20">
            <text:p>Xmin_20</text:p>
          </table:table-cell>
          <table:table-cell table:formula="of:=[Tags.A363]" office:value-type="string" office:string-value="Xmax_20">
            <text:p>Xmax_20</text:p>
          </table:table-cell>
          <table:table-cell table:number-columns-repeated="5"/>
          <table:table-cell table:formula="of:=CONCATENATE([.Y21];&quot;. &quot;;[.Z21])" office:value-type="string" office:string-value="19. Рівень н. Соку 1 сат">
            <text:p>19. Рівень н. Соку 1 сат</text:p>
          </table:table-cell>
          <table:table-cell table:formula="of:=CONCATENATE(&quot;&lt;&lt; m_ui-&gt;s_c&quot;;[.E21])" office:value-type="string" office:string-value="&lt;&lt; m_ui-&gt;s_cX_20">
            <text:p>&lt;&lt; m_ui-&gt;s_cX_2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385]" office:value-type="string" office:string-value="SP_21">
            <text:p>SP_21</text:p>
          </table:table-cell>
          <table:table-cell table:number-columns-repeated="2"/>
          <table:table-cell table:formula="of:=[Tags.A205]" office:value-type="string" office:string-value="Am_21">
            <text:p>Am_21</text:p>
          </table:table-cell>
          <table:table-cell table:number-columns-repeated="2"/>
          <table:table-cell table:formula="of:=[Tags.A280]" office:value-type="string" office:string-value="Kp_21">
            <text:p>Kp_21</text:p>
          </table:table-cell>
          <table:table-cell table:formula="of:=[Tags.A301]" office:value-type="string" office:string-value="Ti_21">
            <text:p>Ti_21</text:p>
          </table:table-cell>
          <table:table-cell table:formula="of:=[Tags.A322]" office:value-type="string" office:string-value="Td_21">
            <text:p>Td_21</text:p>
          </table:table-cell>
          <table:table-cell table:formula="of:=[Tags.A343]" office:value-type="string" office:string-value="Xmin_21">
            <text:p>Xmin_21</text:p>
          </table:table-cell>
          <table:table-cell table:formula="of:=[Tags.A364]" office:value-type="string" office:string-value="Xmax_21">
            <text:p>Xmax_21</text:p>
          </table:table-cell>
          <table:table-cell table:number-columns-repeated="5"/>
          <table:table-cell table:formula="of:=CONCATENATE([.Y22];&quot;. &quot;;[.Z22])" office:value-type="string" office:string-value="20. Рівень н. Соку 2 сат">
            <text:p>20. Рівень н. Соку 2 сат</text:p>
          </table:table-cell>
          <table:table-cell table:formula="of:=CONCATENATE(&quot;&lt;&lt; m_ui-&gt;s_c&quot;;[.E22])" office:value-type="string" office:string-value="&lt;&lt; m_ui-&gt;s_cX_21">
            <text:p>&lt;&lt; m_ui-&gt;s_cX_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2 сат</text:p>
          </table:table-cell>
        </table:table-row>
        <table:table-row table:style-name="ro1">
          <table:table-cell table:number-columns-repeated="4"/>
          <table:table-cell table:formula="of:=[Tags.A73]" office:value-type="string" office:string-value="X_17">
            <text:p>X_17</text:p>
          </table:table-cell>
          <table:table-cell table:formula="of:=[Tags.A381]" office:value-type="string" office:string-value="SP_17">
            <text:p>SP_17</text:p>
          </table:table-cell>
          <table:table-cell table:number-columns-repeated="2"/>
          <table:table-cell table:formula="of:=[Tags.A201]" office:value-type="string" office:string-value="Am_17">
            <text:p>Am_17</text:p>
          </table:table-cell>
          <table:table-cell table:number-columns-repeated="2"/>
          <table:table-cell table:formula="of:=[Tags.A276]" office:value-type="string" office:string-value="Kp_17">
            <text:p>Kp_17</text:p>
          </table:table-cell>
          <table:table-cell table:formula="of:=[Tags.A297]" office:value-type="string" office:string-value="Ti_17">
            <text:p>Ti_17</text:p>
          </table:table-cell>
          <table:table-cell table:formula="of:=[Tags.A318]" office:value-type="string" office:string-value="Td_17">
            <text:p>Td_17</text:p>
          </table:table-cell>
          <table:table-cell table:formula="of:=[Tags.A339]" office:value-type="string" office:string-value="Xmin_17">
            <text:p>Xmin_17</text:p>
          </table:table-cell>
          <table:table-cell table:formula="of:=[Tags.A360]" office:value-type="string" office:string-value="Xmax_17">
            <text:p>Xmax_17</text:p>
          </table:table-cell>
          <table:table-cell table:number-columns-repeated="5"/>
          <table:table-cell table:formula="of:=CONCATENATE([.Y23];&quot;. &quot;;[.Z23])" office:value-type="string" office:string-value=". ">
            <text:p>. </text:p>
          </table:table-cell>
          <table:table-cell table:formula="of:=CONCATENATE(&quot;&lt;&lt; m_ui-&gt;s_c&quot;;[.E23])" office:value-type="string" office:string-value="&lt;&lt; m_ui-&gt;s_cX_17">
            <text:p>&lt;&lt; m_ui-&gt;s_cX_17</text:p>
          </table:table-cell>
          <table:table-cell/>
          <table:table-cell table:number-columns-repeated="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formula="of:=[.A3]" office:value-type="string" office:string-value="V_36">
            <text:p>V_36</text:p>
          </table:table-cell>
          <table:table-cell table:formula="of:=[.E3]" office:value-type="string" office:string-value="X_01">
            <text:p>X_01</text:p>
          </table:table-cell>
          <table:table-cell table:formula="of:=[.F3]" office:value-type="string" office:string-value="SP_01">
            <text:p>SP_01</text:p>
          </table:table-cell>
          <table:table-cell table:formula="of:=[.I3]" office:value-type="string" office:string-value="Am_01">
            <text:p>Am_01</text:p>
          </table:table-cell>
          <table:table-cell table:number-columns-repeated="22"/>
        </table:table-row>
        <table:table-row table:style-name="ro1">
          <table:table-cell table:formula="of:=[.A4]" office:value-type="string" office:string-value="V_45">
            <text:p>V_45</text:p>
          </table:table-cell>
          <table:table-cell table:formula="of:=[.E4]" office:value-type="string" office:string-value="X_02">
            <text:p>X_02</text:p>
          </table:table-cell>
          <table:table-cell table:formula="of:=[.F4]" office:value-type="string" office:string-value="SP_02">
            <text:p>SP_02</text:p>
          </table:table-cell>
          <table:table-cell table:formula="of:=[.I4]" office:value-type="string" office:string-value="Am_02">
            <text:p>Am_02</text:p>
          </table:table-cell>
          <table:table-cell table:number-columns-repeated="22"/>
        </table:table-row>
        <table:table-row table:style-name="ro1">
          <table:table-cell table:formula="of:=[.A5]" office:value-type="string" office:string-value="V_46">
            <text:p>V_46</text:p>
          </table:table-cell>
          <table:table-cell table:formula="of:=[.B5]" office:value-type="string" office:string-value="V_16">
            <text:p>V_16</text:p>
          </table:table-cell>
          <table:table-cell table:formula="of:=[.C5]" office:value-type="string" office:string-value="V_48">
            <text:p>V_48</text:p>
          </table:table-cell>
          <table:table-cell table:formula="of:=[.D5]" office:value-type="string" office:string-value="Spr_03">
            <text:p>Spr_03</text:p>
          </table:table-cell>
          <table:table-cell table:formula="of:=[.E5]" office:value-type="string" office:string-value="X_03">
            <text:p>X_03</text:p>
          </table:table-cell>
          <table:table-cell table:formula="of:=[.F5]" office:value-type="string" office:string-value="SP_03">
            <text:p>SP_03</text:p>
          </table:table-cell>
          <table:table-cell table:formula="of:=[.I5]" office:value-type="string" office:string-value="Am_03">
            <text:p>Am_03</text:p>
          </table:table-cell>
          <table:table-cell table:formula="of:=[.J5]" office:value-type="string" office:string-value="Rej_03">
            <text:p>Rej_03</text:p>
          </table:table-cell>
          <table:table-cell table:number-columns-repeated="18"/>
        </table:table-row>
        <table:table-row table:style-name="ro1">
          <table:table-cell table:formula="of:=[.A6]" office:value-type="string" office:string-value="V_47">
            <text:p>V_47</text:p>
          </table:table-cell>
          <table:table-cell table:formula="of:=[.B6]" office:value-type="string" office:string-value="V_33">
            <text:p>V_33</text:p>
          </table:table-cell>
          <table:table-cell table:formula="of:=[.D6]" office:value-type="string" office:string-value="Spr_04">
            <text:p>Spr_04</text:p>
          </table:table-cell>
          <table:table-cell table:formula="of:=[.E6]" office:value-type="string" office:string-value="X_04">
            <text:p>X_04</text:p>
          </table:table-cell>
          <table:table-cell table:formula="of:=[.F6]" office:value-type="string" office:string-value="SP_04">
            <text:p>SP_04</text:p>
          </table:table-cell>
          <table:table-cell table:formula="of:=[.G6]" office:value-type="string" office:string-value="SP2_04">
            <text:p>SP2_04</text:p>
          </table:table-cell>
          <table:table-cell table:formula="of:=[.I6]" office:value-type="string" office:string-value="Am_04">
            <text:p>Am_04</text:p>
          </table:table-cell>
          <table:table-cell table:formula="of:=[.J6]" office:value-type="string" office:string-value="Rej_04">
            <text:p>Rej_04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V_48">
            <text:p>V_48</text:p>
          </table:table-cell>
          <table:table-cell table:formula="of:=[.E7]" office:value-type="string" office:string-value="X_05">
            <text:p>X_05</text:p>
          </table:table-cell>
          <table:table-cell table:formula="of:=[.F7]" office:value-type="string" office:string-value="SP_05">
            <text:p>SP_05</text:p>
          </table:table-cell>
          <table:table-cell table:formula="of:=[.I7]" office:value-type="string" office:string-value="Am_05">
            <text:p>Am_05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V_49">
            <text:p>V_49</text:p>
          </table:table-cell>
          <table:table-cell table:formula="of:=[.B8]" office:value-type="string" office:string-value="V_16">
            <text:p>V_16</text:p>
          </table:table-cell>
          <table:table-cell table:formula="of:=[.D8]" office:value-type="string" office:string-value="Spr_06">
            <text:p>Spr_06</text:p>
          </table:table-cell>
          <table:table-cell table:formula="of:=[.E8]" office:value-type="string" office:string-value="X_06">
            <text:p>X_06</text:p>
          </table:table-cell>
          <table:table-cell table:formula="of:=[.F8]" office:value-type="string" office:string-value="SP_06">
            <text:p>SP_06</text:p>
          </table:table-cell>
          <table:table-cell table:formula="of:=[.I8]" office:value-type="string" office:string-value="Am_06">
            <text:p>Am_06</text:p>
          </table:table-cell>
          <table:table-cell table:formula="of:=[.J8]" office:value-type="string" office:string-value="Rej_06">
            <text:p>Rej_06</text:p>
          </table:table-cell>
          <table:table-cell table:number-columns-repeated="19"/>
        </table:table-row>
        <table:table-row table:style-name="ro1">
          <table:table-cell table:formula="of:=[.A9]" office:value-type="string" office:string-value="V_50">
            <text:p>V_50</text:p>
          </table:table-cell>
          <table:table-cell table:formula="of:=[.B9]" office:value-type="string" office:string-value="V_35">
            <text:p>V_35</text:p>
          </table:table-cell>
          <table:table-cell table:formula="of:=[.E9]" office:value-type="string" office:string-value="X_07">
            <text:p>X_07</text:p>
          </table:table-cell>
          <table:table-cell table:formula="of:=[.F9]" office:value-type="string" office:string-value="SP_07">
            <text:p>SP_07</text:p>
          </table:table-cell>
          <table:table-cell table:formula="of:=[.I9]" office:value-type="string" office:string-value="Am_07">
            <text:p>Am_07</text:p>
          </table:table-cell>
          <table:table-cell table:number-columns-repeated="21"/>
        </table:table-row>
        <table:table-row table:style-name="ro1">
          <table:table-cell table:formula="of:=[.A10]" office:value-type="string" office:string-value="V_51">
            <text:p>V_51</text:p>
          </table:table-cell>
          <table:table-cell table:formula="of:=[.E10]" office:value-type="string" office:string-value="X_08">
            <text:p>X_08</text:p>
          </table:table-cell>
          <table:table-cell table:formula="of:=[.F10]" office:value-type="string" office:string-value="SP_08">
            <text:p>SP_08</text:p>
          </table:table-cell>
          <table:table-cell table:formula="of:=[.I10]" office:value-type="string" office:string-value="Am_08">
            <text:p>Am_08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V_52">
            <text:p>V_52</text:p>
          </table:table-cell>
          <table:table-cell table:formula="of:=[.B11]" office:value-type="string" office:string-value="V_38">
            <text:p>V_38</text:p>
          </table:table-cell>
          <table:table-cell table:formula="of:=[.D11]" office:value-type="string" office:string-value="Spr_09">
            <text:p>Spr_09</text:p>
          </table:table-cell>
          <table:table-cell table:formula="of:=[.E11]" office:value-type="string" office:string-value="X_09">
            <text:p>X_09</text:p>
          </table:table-cell>
          <table:table-cell table:formula="of:=[.F11]" office:value-type="string" office:string-value="SP_09">
            <text:p>SP_09</text:p>
          </table:table-cell>
          <table:table-cell table:formula="of:=[.I11]" office:value-type="string" office:string-value="Am_09">
            <text:p>Am_09</text:p>
          </table:table-cell>
          <table:table-cell table:formula="of:=[.J11]" office:value-type="string" office:string-value="Rej_09">
            <text:p>Rej_09</text:p>
          </table:table-cell>
          <table:table-cell table:number-columns-repeated="19"/>
        </table:table-row>
        <table:table-row table:style-name="ro1">
          <table:table-cell table:formula="of:=[.A12]" office:value-type="string" office:string-value="V_53">
            <text:p>V_53</text:p>
          </table:table-cell>
          <table:table-cell table:formula="of:=[.B12]" office:value-type="string" office:string-value="V_37">
            <text:p>V_37</text:p>
          </table:table-cell>
          <table:table-cell table:formula="of:=[.E12]" office:value-type="string" office:string-value="X_10">
            <text:p>X_10</text:p>
          </table:table-cell>
          <table:table-cell table:formula="of:=[.F12]" office:value-type="string" office:string-value="SP_10">
            <text:p>SP_10</text:p>
          </table:table-cell>
          <table:table-cell table:formula="of:=[.I12]" office:value-type="string" office:string-value="Am_10">
            <text:p>Am_10</text:p>
          </table:table-cell>
          <table:table-cell table:number-columns-repeated="21"/>
        </table:table-row>
        <table:table-row table:style-name="ro1">
          <table:table-cell table:formula="of:=[.A13]" office:value-type="string" office:string-value="V_54">
            <text:p>V_54</text:p>
          </table:table-cell>
          <table:table-cell table:formula="of:=[.B13]" office:value-type="string" office:string-value="V_38">
            <text:p>V_38</text:p>
          </table:table-cell>
          <table:table-cell table:formula="of:=[.E13]" office:value-type="string" office:string-value="X_11">
            <text:p>X_11</text:p>
          </table:table-cell>
          <table:table-cell table:formula="of:=[.F13]" office:value-type="string" office:string-value="SP_11">
            <text:p>SP_11</text:p>
          </table:table-cell>
          <table:table-cell table:formula="of:=[.I13]" office:value-type="string" office:string-value="Am_11">
            <text:p>Am_11</text:p>
          </table:table-cell>
          <table:table-cell table:number-columns-repeated="21"/>
        </table:table-row>
        <table:table-row table:style-name="ro1">
          <table:table-cell table:formula="of:=[.A14]" office:value-type="string" office:string-value="V_05">
            <text:p>V_05</text:p>
          </table:table-cell>
          <table:table-cell table:formula="of:=[.E14]" office:value-type="string" office:string-value="X_12">
            <text:p>X_12</text:p>
          </table:table-cell>
          <table:table-cell table:formula="of:=[.F14]" office:value-type="string" office:string-value="SP_12">
            <text:p>SP_12</text:p>
          </table:table-cell>
          <table:table-cell table:formula="of:=[.I14]" office:value-type="string" office:string-value="Am_12">
            <text:p>Am_12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V_06">
            <text:p>V_06</text:p>
          </table:table-cell>
          <table:table-cell table:formula="of:=[.E15]" office:value-type="string" office:string-value="X_13">
            <text:p>X_13</text:p>
          </table:table-cell>
          <table:table-cell table:formula="of:=[.F15]" office:value-type="string" office:string-value="SP_13">
            <text:p>SP_13</text:p>
          </table:table-cell>
          <table:table-cell table:formula="of:=[.I15]" office:value-type="string" office:string-value="Am_13">
            <text:p>Am_13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V_08">
            <text:p>V_08</text:p>
          </table:table-cell>
          <table:table-cell table:formula="of:=[.E16]" office:value-type="string" office:string-value="X_14">
            <text:p>X_14</text:p>
          </table:table-cell>
          <table:table-cell table:formula="of:=[.F16]" office:value-type="string" office:string-value="SP_14">
            <text:p>SP_14</text:p>
          </table:table-cell>
          <table:table-cell table:formula="of:=[.I16]" office:value-type="string" office:string-value="Am_14">
            <text:p>Am_14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V_10">
            <text:p>V_10</text:p>
          </table:table-cell>
          <table:table-cell table:formula="of:=[.E17]" office:value-type="string" office:string-value="X_15">
            <text:p>X_15</text:p>
          </table:table-cell>
          <table:table-cell table:formula="of:=[.F17]" office:value-type="string" office:string-value="SP_15">
            <text:p>SP_15</text:p>
          </table:table-cell>
          <table:table-cell table:formula="of:=[.I17]" office:value-type="string" office:string-value="Am_15">
            <text:p>Am_15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V_49">
            <text:p>V_49</text:p>
          </table:table-cell>
          <table:table-cell table:formula="of:=[.E18]" office:value-type="string" office:string-value="X_16">
            <text:p>X_16</text:p>
          </table:table-cell>
          <table:table-cell table:formula="of:=[.F18]" office:value-type="string" office:string-value="SP_16">
            <text:p>SP_16</text:p>
          </table:table-cell>
          <table:table-cell table:formula="of:=[.I18]" office:value-type="string" office:string-value="Am_16">
            <text:p>Am_16</text:p>
          </table:table-cell>
          <table:table-cell table:number-columns-repeated="22"/>
        </table:table-row>
        <table:table-row table:style-name="ro1">
          <table:table-cell table:formula="of:=[.A19]" office:value-type="string" office:string-value="V_37">
            <text:p>V_37</text:p>
          </table:table-cell>
          <table:table-cell table:formula="of:=[.B19]" office:value-type="string" office:string-value="V_28">
            <text:p>V_28</text:p>
          </table:table-cell>
          <table:table-cell table:formula="of:=[.D19]" office:value-type="string" office:string-value="Spr_18">
            <text:p>Spr_18</text:p>
          </table:table-cell>
          <table:table-cell table:formula="of:=[.E19]" office:value-type="string" office:string-value="X_18">
            <text:p>X_18</text:p>
          </table:table-cell>
          <table:table-cell table:formula="of:=[.F19]" office:value-type="string" office:string-value="SP_18">
            <text:p>SP_18</text:p>
          </table:table-cell>
          <table:table-cell table:formula="of:=[.G19]" office:value-type="string" office:string-value="SP2_18">
            <text:p>SP2_18</text:p>
          </table:table-cell>
          <table:table-cell table:formula="of:=[.I19]" office:value-type="string" office:string-value="Am_18">
            <text:p>Am_18</text:p>
          </table:table-cell>
          <table:table-cell table:formula="of:=[.J19]" office:value-type="string" office:string-value="Rej_18">
            <text:p>Rej_18</text:p>
          </table:table-cell>
          <table:table-cell table:number-columns-repeated="18"/>
        </table:table-row>
        <table:table-row table:style-name="ro1">
          <table:table-cell table:formula="of:=[.A20]" office:value-type="string" office:string-value="V_38">
            <text:p>V_38</text:p>
          </table:table-cell>
          <table:table-cell table:formula="of:=[.B20]" office:value-type="string" office:string-value="V_27">
            <text:p>V_27</text:p>
          </table:table-cell>
          <table:table-cell table:formula="of:=[.D20]" office:value-type="string" office:string-value="Spr_19">
            <text:p>Spr_19</text:p>
          </table:table-cell>
          <table:table-cell table:formula="of:=[.E20]" office:value-type="string" office:string-value="X_19">
            <text:p>X_19</text:p>
          </table:table-cell>
          <table:table-cell table:formula="of:=[.F20]" office:value-type="string" office:string-value="SP_19">
            <text:p>SP_19</text:p>
          </table:table-cell>
          <table:table-cell table:formula="of:=[.G20]" office:value-type="string" office:string-value="SP2_19">
            <text:p>SP2_19</text:p>
          </table:table-cell>
          <table:table-cell table:formula="of:=[.I20]" office:value-type="string" office:string-value="Am_19">
            <text:p>Am_19</text:p>
          </table:table-cell>
          <table:table-cell table:formula="of:=[.J20]" office:value-type="string" office:string-value="Rej_19">
            <text:p>Rej_19</text:p>
          </table:table-cell>
          <table:table-cell table:number-columns-repeated="18"/>
        </table:table-row>
        <table:table-row table:style-name="ro1">
          <table:table-cell table:formula="of:=[.A21]" office:value-type="string" office:string-value="V_41">
            <text:p>V_41</text:p>
          </table:table-cell>
          <table:table-cell table:formula="of:=[.E21]" office:value-type="string" office:string-value="X_20">
            <text:p>X_20</text:p>
          </table:table-cell>
          <table:table-cell table:formula="of:=[.F21]" office:value-type="string" office:string-value="SP_20">
            <text:p>SP_20</text:p>
          </table:table-cell>
          <table:table-cell table:formula="of:=[.I21]" office:value-type="string" office:string-value="Am_20">
            <text:p>Am_20</text:p>
          </table:table-cell>
          <table:table-cell table:number-columns-repeated="22"/>
        </table:table-row>
        <table:table-row table:style-name="ro1">
          <table:table-cell table:formula="of:=[.A22]" office:value-type="string" office:string-value="V_42">
            <text:p>V_42</text:p>
          </table:table-cell>
          <table:table-cell table:formula="of:=[.E22]" office:value-type="string" office:string-value="X_21">
            <text:p>X_21</text:p>
          </table:table-cell>
          <table:table-cell table:formula="of:=[.F22]" office:value-type="string" office:string-value="SP_21">
            <text:p>SP_21</text:p>
          </table:table-cell>
          <table:table-cell table:formula="of:=[.I22]" office:value-type="string" office:string-value="Am_21">
            <text:p>Am_21</text:p>
          </table:table-cell>
          <table:table-cell table:number-columns-repeated="2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11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 table:number-rows-repeated="267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8:17:57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5T18:17:57</dc:date>
    <meta:editing-duration>PT92H24M14S</meta:editing-duration>
    <meta:editing-cycles>16</meta:editing-cycles>
    <meta:generator>OpenOffice.org/3.2$Linux OpenOffice.org_project/320m12$Build-9483</meta:generator>
    <meta:document-statistic meta:table-count="3" meta:cell-count="5126" meta:object-count="0"/>
  </office:meta>
</office:document-meta>
</file>